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fo:border="thin solid #000000" style:vertical-align="top" fo:wrap-option="wrap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FF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F2F2F2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A6A6A6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A6A6A6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top" fo:wrap-option="wrap" fo:background-color="transparent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00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FFFF00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background-color="#FFFF00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2F2F2"/>
    </style:style>
    <style:style style:name="ce20" style:family="table-cell" style:parent-style-name="Default" style:data-style-name="N44">
      <style:table-cell-properties style:vertical-align="middle" fo:background-color="#FFFF00"/>
      <style:text-properties fo:font-size="11pt" style:font-size-asian="11pt" style:font-size-complex="11pt" fo:font-weight="bold" style:font-weight-asian="bold" style:font-weight-complex="bold"/>
    </style:style>
    <style:style style:name="ce21" style:family="table-cell" style:parent-style-name="Default" style:data-style-name="N44"/>
    <style:style style:name="ce2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background-color="#FFC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3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4pt" style:font-size-asian="14pt" style:font-size-complex="14pt" fo:font-style="italic" style:font-style-asian="italic" style:font-style-complex="italic"/>
    </style:style>
    <style:style style:name="ce32" style:family="table-cell" style:parent-style-name="Default" style:data-style-name="N44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44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4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44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</style:style>
    <style:style style:name="ce36" style:family="table-cell" style:parent-style-name="Default" style:data-style-name="N44">
      <style:table-cell-properties fo:border-top="none" fo:border-bottom="none" fo:border-left="thin solid #000000" fo:border-right="thin solid #000000" style:vertical-align="middle" fo:wrap-option="wrap" fo:background-color="#F2F2F2" style:repeat-content="false"/>
      <style:paragraph-properties fo:text-align="center"/>
    </style:style>
    <style:style style:name="ce37" style:family="table-cell" style:parent-style-name="Default" style:data-style-name="N44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2F2F2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2F2F2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F2F2F2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2F2F2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</style:style>
    <style:style style:name="ce5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</style:style>
    <style:style style:name="ce53" style:family="table-cell" style:parent-style-name="Default" style:data-style-name="N44">
      <style:table-cell-properties fo:border="thin solid #000000" style:vertical-align="middle" fo:wrap-option="wrap" fo:background-color="#F2F2F2" style:repeat-content="false"/>
      <style:paragraph-properties fo:text-align="center"/>
    </style:style>
    <style:style style:name="ce5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55" style:family="table-cell" style:parent-style-name="Default" style:data-style-name="N44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9.89541666666667cm"/>
    </style:style>
    <style:style style:name="co2" style:family="table-column">
      <style:table-column-properties fo:break-before="auto" style:column-width="18.176875cm"/>
    </style:style>
    <style:style style:name="co3" style:family="table-column">
      <style:table-column-properties fo:break-before="auto" style:column-width="3.6512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6.6675cm"/>
    </style:style>
    <style:style style:name="co6" style:family="table-column">
      <style:table-column-properties fo:break-before="auto" style:column-width="6.61458333333333cm"/>
    </style:style>
    <style:style style:name="co7" style:family="table-column">
      <style:table-column-properties fo:break-before="auto" style:column-width="7.48770833333333cm"/>
    </style:style>
    <style:style style:name="co8" style:family="table-column">
      <style:table-column-properties fo:break-before="auto" style:column-width="7.19666666666667cm"/>
    </style:style>
    <style:style style:name="co9" style:family="table-column">
      <style:table-column-properties fo:break-before="auto" style:column-width="8.54604166666667cm"/>
    </style:style>
    <style:style style:name="co10" style:family="table-column">
      <style:table-column-properties fo:break-before="auto" style:column-width="5.05354166666667cm"/>
    </style:style>
    <style:style style:name="co11" style:family="table-column">
      <style:table-column-properties fo:break-before="auto" style:column-width="4.70958333333333cm"/>
    </style:style>
    <style:style style:name="co12" style:family="table-column">
      <style:table-column-properties fo:break-before="auto" style:column-width="9.02229166666667cm"/>
    </style:style>
    <style:style style:name="co13" style:family="table-column">
      <style:table-column-properties fo:break-before="auto" style:column-width="4.65666666666667cm"/>
    </style:style>
    <style:style style:name="co14" style:family="table-column">
      <style:table-column-properties fo:break-before="auto" style:column-width="3.4925cm"/>
    </style:style>
    <style:style style:name="co15" style:family="table-column">
      <style:table-column-properties fo:break-before="auto" style:column-width="4.206875cm"/>
    </style:style>
    <style:style style:name="co16" style:family="table-column">
      <style:table-column-properties fo:break-before="auto" style:column-width="14.7108333333333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2.59291666666667cm"/>
    </style:style>
    <style:style style:name="co19" style:family="table-column">
      <style:table-column-properties fo:break-before="auto" style:column-width="12.0385416666667cm"/>
    </style:style>
    <style:style style:name="co20" style:family="table-column">
      <style:table-column-properties fo:break-before="auto" style:column-width="2.11666666666667cm"/>
    </style:style>
    <style:style style:name="co21" style:family="table-column">
      <style:table-column-properties fo:break-before="auto" style:column-width="1.69333333333333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9pt" style:use-optimal-row-height="false" fo:break-before="auto"/>
    </style:style>
    <style:style style:name="ro3" style:family="table-row">
      <style:table-row-properties style:row-height="59.1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24.95pt" style:use-optimal-row-height="false" fo:break-before="auto"/>
    </style:style>
    <style:style style:name="ro6" style:family="table-row">
      <style:table-row-properties style:row-height="42.95pt" style:use-optimal-row-height="false" fo:break-before="auto"/>
    </style:style>
    <style:style style:name="ro7" style:family="table-row">
      <style:table-row-properties style:row-height="62.1pt" style:use-optimal-row-height="false" fo:break-before="auto"/>
    </style:style>
    <style:style style:name="ro8" style:family="table-row">
      <style:table-row-properties style:row-height="27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42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ro14" style:family="table-row">
      <style:table-row-properties style:row-height="14.25pt" style:use-optimal-row-height="true" fo:break-before="auto"/>
    </style:style>
    <style:style style:name="ro15" style:family="table-row">
      <style:table-row-properties style:row-height="15.95pt" style:use-optimal-row-height="false" fo:break-before="auto"/>
    </style:style>
    <style:style style:name="ro16" style:family="table-row">
      <style:table-row-properties style:row-height="28.5pt" style:use-optimal-row-height="true" fo:break-before="auto"/>
    </style:style>
    <style:style style:name="ro17" style:family="table-row">
      <style:table-row-properties style:row-height="38.1pt" style:use-optimal-row-height="false" fo:break-before="auto"/>
    </style:style>
    <style:style style:name="ro18" style:family="table-row">
      <style:table-row-properties style:row-height="12pt" style:use-optimal-row-height="false" fo:break-before="auto"/>
    </style:style>
    <style:style style:name="ro19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Guida_alla_compilazione.$A$29:.$A$31])" table:base-cell-address="Servizi.B2">
          <table:help-message table:display="true"/>
          <table:error-message table:display="true"/>
        </table:content-validation>
        <table:content-validation table:name="val2" table:condition="of:cell-content-is-in-list([Guida_alla_compilazione.$A$34:.$A$35])" table:base-cell-address="Servizi.H2">
          <table:help-message table:display="true"/>
          <table:error-message table:display="true"/>
        </table:content-validation>
        <table:content-validation table:name="val3" table:condition="of:cell-content-is-in-list([Guida_alla_compilazione.$A$38:.$A$40])" table:base-cell-address="Servizi.J2">
          <table:help-message table:display="true"/>
          <table:error-message table:display="true"/>
        </table:content-validation>
        <table:content-validation table:name="val4" table:condition="of:cell-content-is-in-list([Guida_alla_compilazione.$A$43:.$A$55])" table:base-cell-address="Servizi.K2">
          <table:help-message table:display="true"/>
          <table:error-message table:display="true"/>
        </table:content-validation>
        <table:content-validation table:name="val5" table:condition="of:cell-content-is-in-list([Guida_alla_compilazione.$A$58:.$A$82])" table:base-cell-address="Servizi.L2">
          <table:help-message table:display="true"/>
          <table:error-message table:display="true"/>
        </table:content-validation>
      </table:content-validations>
      <table:table table:name="Guida_alla_compilazion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3" table:number-rows-spanned="1" table:style-name="ce28">
            <text:p>Guida alla compilazion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spanned="3" table:number-rows-spanned="1" table:style-name="ce29"/>
          <table:covered-table-cell table:number-columns-repeated="2"/>
          <table:table-cell table:number-columns-repeated="16381"/>
        </table:table-row>
        <table:table-row table:style-name="ro3">
          <table:table-cell office:value-type="string" table:number-columns-spanned="3" table:number-rows-spanned="1" table:style-name="ce31">
            <text:p>Il censimento dei servizi riguarda l'applicativo nuovo o esistente che viene messo in produzione con l'interfacciamento a SPID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27">
            <text:p>SERVIZI</text:p>
          </table:table-cell>
          <table:table-cell table:number-columns-repeated="2" table:style-name="ce25"/>
          <table:table-cell table:number-columns-repeated="16381"/>
        </table:table-row>
        <table:table-row table:style-name="ro5">
          <table:table-cell office:value-type="string" table:style-name="ce9">
            <text:p>Dato</text:p>
          </table:table-cell>
          <table:table-cell office:value-type="string" table:style-name="ce26">
            <text:p>Descrizione</text:p>
          </table:table-cell>
          <table:table-cell office:value-type="string" table:style-name="ce26">
            <text:p>Obbligatorietà</text:p>
          </table:table-cell>
          <table:table-cell table:number-columns-repeated="16381"/>
        </table:table-row>
        <table:table-row table:style-name="ro6">
          <table:table-cell office:value-type="string" table:style-name="ce8">
            <text:p>ID Servizio</text:p>
          </table:table-cell>
          <table:table-cell office:value-type="string" table:style-name="ce3">
            <text:p>Id identificativo del servizio, progressivo numerico, la tabella presenta 10 righe, nel caso di più servizi aggiungerne di nuove.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7">
          <table:table-cell office:value-type="string" table:style-name="ce8">
            <text:p>Attività di censimento sul servizio</text:p>
          </table:table-cell>
          <table:table-cell office:value-type="string" table:style-name="ce3">
            <text:p>Specificare, dalla lista a tendina:</text:p>
            <text:p>Nuovo servizio</text:p>
            <text:p>Aggiornamento servizio</text:p>
            <text:p>Cancellazione servizio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Nome Servizio</text:p>
          </table:table-cell>
          <table:table-cell office:value-type="string" table:style-name="ce3">
            <text:p>Il nome del servizio erogato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Descrizione</text:p>
          </table:table-cell>
          <table:table-cell office:value-type="string" table:style-name="ce3">
            <text:p>Descrizione breve del servizio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Url del servizio</text:p>
          </table:table-cell>
          <table:table-cell office:value-type="string" table:style-name="ce3">
            <text:p>Url del servizio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AttributeConsumingService Index su Metadata</text:p>
          </table:table-cell>
          <table:table-cell office:value-type="string" table:style-name="ce3">
            <text:p>Dal momento che, come da Avviso n. 6, si parla di nodo cluster (un sistema che mette a disposizione un insieme di servizi diversi), è necessario specificare l'AttributeConsumingService Index, sul metatata, a cui fa riferimento il servizio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11">
            <text:p>Attributo</text:p>
          </table:table-cell>
          <table:table-cell office:value-type="string" table:style-name="ce12">
            <text:p>Elenco degli attributi</text:p>
          </table:table-cell>
          <table:table-cell office:value-type="string" table:style-name="ce13">
            <text:p>Precompilat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Attributo utilizzato (S/N)</text:p>
          </table:table-cell>
          <table:table-cell office:value-type="string" table:style-name="ce3">
            <text:p>Specificare Si o No se l'attributo è utilizzato dal servizio / AttributeConsumingService Index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Motivazione</text:p>
          </table:table-cell>
          <table:table-cell office:value-type="string" table:style-name="ce3">
            <text:p>Nel caso l'attributo venga utilizzato, specificare la motivazione della necessità del dato, si ricorda, a tal proposito, che circa l'utilizzo degli attributi, il Garante richiede, in maniera stringente, l'utilizzo di quelli attinenti e non eccedenti all'erogazione del servizio.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Livello SPID richiesto</text:p>
          </table:table-cell>
          <table:table-cell office:value-type="string" table:style-name="ce3">
            <text:p>Specificare il livello SPID richiesto dal servizio<text:s/>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Tema</text:p>
          </table:table-cell>
          <table:table-cell office:value-type="string" table:style-name="ce3">
            <text:p>Selezionare uno dei temi proposti dalla lista a tendina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Sottotema 1</text:p>
          </table:table-cell>
          <table:table-cell office:value-type="string" table:style-name="ce3">
            <text:p>Selezionare, dalla lista a tendina, uno dei sottotemi temi proposti dalla lista a tendina, se non è stato possibile utilizzare dei sottotemi tra quelli proposti, proporne uno per il servizio in oggetto specificandolo nel campo note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Sottotema 2</text:p>
          </table:table-cell>
          <table:table-cell office:value-type="string" table:style-name="ce3">
            <text:p>Selezionare, dalla lista a tendina, uno dei sottotemi temi proposti dalla lista a tendina, se non è stato possibile utilizzare dei sottotemi tra quelli proposti, proporne uno per il servizio in oggetto specificandolo nel campo note</text:p>
          </table:table-cell>
          <table:table-cell office:value-type="string" table:style-name="ce5">
            <text:p>Non 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Sottotema 3</text:p>
          </table:table-cell>
          <table:table-cell office:value-type="string" table:style-name="ce3">
            <text:p>Selezionare, dalla lista a tendina, uno dei sottotemi temi proposti dalla lista a tendina, se non è stato possibile utilizzare dei sottotemi tra quelli proposti, proporne uno per il servizio in oggetto specificandolo nel campo note</text:p>
          </table:table-cell>
          <table:table-cell office:value-type="string" table:style-name="ce5">
            <text:p>Non 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Data avvio del servizio</text:p>
          </table:table-cell>
          <table:table-cell office:value-type="string" table:style-name="ce3">
            <text:p>Data di avvio del servizio</text:p>
          </table:table-cell>
          <table:table-cell office:value-type="string" table:style-name="ce6">
            <text:p>Obbligatorio</text:p>
          </table:table-cell>
          <table:table-cell table:number-columns-repeated="16381" table:style-name="ce4"/>
        </table:table-row>
        <table:table-row table:style-name="ro6">
          <table:table-cell office:value-type="string" table:style-name="ce8">
            <text:p>Note</text:p>
          </table:table-cell>
          <table:table-cell office:value-type="string" table:style-name="ce3">
            <text:p>Eventuali note ed osservazioni, se non è stato possibile utilizzare dei sottotemi tra quelli proposti, proporne uno per il servizio in oggetto</text:p>
          </table:table-cell>
          <table:table-cell office:value-type="string" table:style-name="ce5">
            <text:p>Non obbligatorio</text:p>
          </table:table-cell>
          <table:table-cell table:number-columns-repeated="16381" table:style-name="ce4"/>
        </table:table-row>
        <table:table-row table:style-name="ro8">
          <table:table-cell table:number-columns-repeated="16384" table:style-name="ce1"/>
        </table:table-row>
        <table:table-row table:style-name="ro9">
          <table:table-cell office:value-type="string" table:style-name="ce27">
            <text:p>Amministrazioni utilizzatrici</text:p>
          </table:table-cell>
          <table:table-cell table:number-columns-repeated="2" table:style-name="ce25"/>
          <table:table-cell table:number-columns-repeated="16381"/>
        </table:table-row>
        <table:table-row table:style-name="ro10">
          <table:table-cell office:value-type="string" table:style-name="ce9">
            <text:p>Dato</text:p>
          </table:table-cell>
          <table:table-cell table:style-name="ce26"/>
          <table:table-cell office:value-type="string" table:style-name="ce26">
            <text:p>Obbligatorietà</text:p>
          </table:table-cell>
          <table:table-cell table:number-columns-repeated="16381"/>
        </table:table-row>
        <table:table-row table:style-name="ro11">
          <table:table-cell office:value-type="string" table:style-name="ce8">
            <text:p>ID Servizio</text:p>
          </table:table-cell>
          <table:table-cell office:value-type="string" table:style-name="ce3">
            <text:p>Id del servizio censito sul tab servizi</text:p>
          </table:table-cell>
          <table:table-cell office:value-type="string" table:style-name="ce6">
            <text:p>Obbligatorio</text:p>
          </table:table-cell>
          <table:table-cell table:number-columns-repeated="16381"/>
        </table:table-row>
        <table:table-row table:style-name="ro11">
          <table:table-cell office:value-type="string" table:style-name="ce8">
            <text:p>Pubblica Amministrazione utilizzatrice</text:p>
          </table:table-cell>
          <table:table-cell office:value-type="string" table:style-name="ce3">
            <text:p>Pubblica Amministratrice che fa uso del servizio</text:p>
          </table:table-cell>
          <table:table-cell office:value-type="string" table:style-name="ce6">
            <text:p>Obbligatorio</text:p>
          </table:table-cell>
          <table:table-cell table:number-columns-repeated="1638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style-name="ce8">
            <text:p>Attività di censimento sul servizio</text:p>
          </table:table-cell>
          <table:table-cell table:number-columns-repeated="16383" table:style-name="ce1"/>
        </table:table-row>
        <table:table-row table:style-name="ro14">
          <table:table-cell office:value-type="string" table:style-name="ce10">
            <text:p>Nuovo servizio</text:p>
          </table:table-cell>
          <table:table-cell table:number-columns-repeated="16383" table:style-name="ce1"/>
        </table:table-row>
        <table:table-row table:style-name="ro14">
          <table:table-cell office:value-type="string" table:style-name="ce10">
            <text:p>Aggiornamento del servizio</text:p>
          </table:table-cell>
          <table:table-cell table:number-columns-repeated="16383" table:style-name="ce1"/>
        </table:table-row>
        <table:table-row table:style-name="ro14">
          <table:table-cell office:value-type="string" table:style-name="ce10">
            <text:p>Cancellazione del servizio</text:p>
          </table:table-cell>
          <table:table-cell table:number-columns-repeated="16383" table:style-name="ce1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style-name="ce8">
            <text:p>Attività di censimento sul servizio</text:p>
          </table:table-cell>
          <table:table-cell table:number-columns-repeated="16383"/>
        </table:table-row>
        <table:table-row table:style-name="ro14">
          <table:table-cell office:value-type="string" table:style-name="ce10">
            <text:p>Si</text:p>
          </table:table-cell>
          <table:table-cell table:number-columns-repeated="16383"/>
        </table:table-row>
        <table:table-row table:style-name="ro14">
          <table:table-cell office:value-type="string" table:style-name="ce10">
            <text:p>No</text:p>
          </table:table-cell>
          <table:table-cell table:number-columns-repeated="16383"/>
        </table:table-row>
        <table:table-row table:style-name="ro14">
          <table:table-cell table:style-name="ce14"/>
          <table:table-cell table:number-columns-repeated="16383"/>
        </table:table-row>
        <table:table-row table:style-name="ro13">
          <table:table-cell office:value-type="string" table:style-name="ce8">
            <text:p>Livelli SPID</text:p>
          </table:table-cell>
          <table:table-cell table:number-columns-repeated="16383"/>
        </table:table-row>
        <table:table-row table:style-name="ro14">
          <table:table-cell office:value-type="string" table:style-name="ce10">
            <text:p>Livello 1</text:p>
          </table:table-cell>
          <table:table-cell table:number-columns-repeated="16383"/>
        </table:table-row>
        <table:table-row table:style-name="ro15">
          <table:table-cell office:value-type="string" table:style-name="ce10">
            <text:p>Livello 2</text:p>
          </table:table-cell>
          <table:table-cell table:number-columns-repeated="16383"/>
        </table:table-row>
        <table:table-row table:style-name="ro14">
          <table:table-cell office:value-type="string" table:style-name="ce10">
            <text:p>Livello 3</text:p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style-name="ce8">
            <text:p>Temi</text:p>
          </table:table-cell>
          <table:table-cell table:number-columns-repeated="16383"/>
        </table:table-row>
        <table:table-row table:style-name="ro16">
          <table:table-cell office:value-type="string" table:style-name="ce10">
            <text:p>Agricoltura, pesca, silvicoltura e prodotti alimentari (AGRI)</text:p>
          </table:table-cell>
          <table:table-cell table:number-columns-repeated="16383"/>
        </table:table-row>
        <table:table-row table:style-name="ro14">
          <table:table-cell office:value-type="string" table:style-name="ce10">
            <text:p>Economia e finanze (ECON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Istruzione, cultura e sport (EDUC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Energia (ENER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Ambiente (ENVI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Governo e settore pubblico (GOVE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alute (HEAL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Tematiche internazionali (INTR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Giustizia, sistema giuridico e sicurezza pubblica (JUST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Regioni e città (REGI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Popolazione e società (SOCI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cienza e tecnologia (TECH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Trasporti (TRAN)</text:p>
          </table:table-cell>
          <table:table-cell table:number-columns-repeated="16383"/>
        </table:table-row>
        <table:table-row table:style-name="ro12">
          <table:table-cell table:number-columns-repeated="16384"/>
        </table:table-row>
        <table:table-row table:style-name="ro13">
          <table:table-cell office:value-type="string" table:style-name="ce8">
            <text:p>Sottotemi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INPS (INPS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di Certificazione e Autocertificazione (CERT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di pagamento, controllo pagamenti, tasse e tributi (PAGA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Invio e richiesta documenti (DOCS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per dipendenti pubblici (DIPA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Anagrafe (ANAG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Scuola e Università (SCUN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di connettività pubblica (SECO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UAP Sportello Unico Attività Produttive (SUAP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INAIL (INAI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Richieste e prenotazioni (RIPR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Visure, controllo e consultazione dati (VICO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Sanitari (SESA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Fatturazione elettronica (FAEL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Fascicolo Sanitario Elettronico (FSAE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Finanziamenti (FINA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Edilizia (EDIL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Sociali e della Comunità (SESO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di avvisi e notifiche (NOTI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Audio, Video e Multimediali (MULT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Portali del cittadino (POCI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Iscrizione a servizi (ISCR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per le famiglie (FAMI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Servizi per la viabilità (VIAB)</text:p>
          </table:table-cell>
          <table:table-cell table:number-columns-repeated="16383"/>
        </table:table-row>
        <table:table-row table:style-name="ro12">
          <table:table-cell office:value-type="string" table:style-name="ce7">
            <text:p>Utilità (UTIL)</text:p>
          </table:table-cell>
          <table:table-cell table:number-columns-repeated="16383"/>
        </table:table-row>
        <table:table-row table:number-rows-repeated="1048494" table:style-name="ro12">
          <table:table-cell table:number-columns-repeated="16384"/>
        </table:table-row>
      </table:table>
      <table:table table:name="Servizi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ce1"/>
        <table:table-column table:style-name="co15" table:default-cell-style-name="ce21"/>
        <table:table-column table:style-name="co16" table:default-cell-style-name="ce1"/>
        <table:table-column table:style-name="co17" table:number-columns-repeated="16368" table:default-cell-style-name="ce1"/>
        <table:table-row table:style-name="ro17">
          <table:table-cell office:value-type="string" table:style-name="ce15">
            <text:p>ID Servizio</text:p>
          </table:table-cell>
          <table:table-cell office:value-type="string" table:style-name="ce15">
            <text:p>Attività di censimento del servizio *</text:p>
          </table:table-cell>
          <table:table-cell office:value-type="string" table:style-name="ce15">
            <text:p>Nome Servizio *</text:p>
          </table:table-cell>
          <table:table-cell office:value-type="string" table:style-name="ce15">
            <text:p>Descrizione *</text:p>
          </table:table-cell>
          <table:table-cell office:value-type="string" table:style-name="ce15">
            <text:p>Url del servizio *</text:p>
          </table:table-cell>
          <table:table-cell office:value-type="string" table:style-name="ce15">
            <text:p>AttributeConsumingService Index su Metadata *</text:p>
          </table:table-cell>
          <table:table-cell office:value-type="string" table:style-name="ce16">
            <text:p>Attributo</text:p>
          </table:table-cell>
          <table:table-cell office:value-type="string" table:style-name="ce16">
            <text:p>Attributo utilizzato (S/N) *</text:p>
          </table:table-cell>
          <table:table-cell office:value-type="string" table:style-name="ce16">
            <text:p>Motivazione *</text:p>
          </table:table-cell>
          <table:table-cell office:value-type="string" table:style-name="ce15">
            <text:p>Livello SPID richiesto *</text:p>
          </table:table-cell>
          <table:table-cell office:value-type="string" table:style-name="ce16">
            <text:p>Tema *</text:p>
          </table:table-cell>
          <table:table-cell office:value-type="string" table:style-name="ce16">
            <text:p>Sottotema 1 *</text:p>
          </table:table-cell>
          <table:table-cell office:value-type="string" table:style-name="ce16">
            <text:p>Sottotema 2</text:p>
          </table:table-cell>
          <table:table-cell office:value-type="string" table:style-name="ce16">
            <text:p>Sottotema 3</text:p>
          </table:table-cell>
          <table:table-cell office:value-type="string" table:style-name="ce20">
            <text:p>Data avvio servizio *</text:p>
          </table:table-cell>
          <table:table-cell office:value-type="string" table:style-name="ce17">
            <text:p>Note</text:p>
          </table:table-cell>
          <table:table-cell table:number-columns-repeated="16368" table:style-name="ce18"/>
        </table:table-row>
        <table:table-row table:style-name="ro12">
          <table:table-cell office:value-type="float" office:value="1" table:number-columns-spanned="1" table:number-rows-spanned="15" table:style-name="ce50">
            <text:p>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table-cell office:value-type="float" office:value="2" table:number-columns-spanned="1" table:number-rows-spanned="15" table:style-name="ce52">
            <text:p>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table-cell office:value-type="float" office:value="3" table:number-columns-spanned="1" table:number-rows-spanned="15" table:style-name="ce50">
            <text:p>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table-cell office:value-type="float" office:value="4" table:number-columns-spanned="1" table:number-rows-spanned="15" table:style-name="ce50">
            <text:p>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table-cell office:value-type="float" office:value="5" table:number-columns-spanned="1" table:number-rows-spanned="15" table:style-name="ce52">
            <text:p>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table-cell office:value-type="float" office:value="6" table:number-columns-spanned="1" table:number-rows-spanned="15" table:style-name="ce50">
            <text:p>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table-cell office:value-type="float" office:value="7" table:number-columns-spanned="1" table:number-rows-spanned="15" table:style-name="ce50">
            <text:p>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table-cell office:value-type="float" office:value="8" table:number-columns-spanned="1" table:number-rows-spanned="15" table:style-name="ce52">
            <text:p>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2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" table:number-columns-spanned="1" table:number-rows-spanned="15" table:style-name="ce50">
            <text:p>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0" table:number-columns-spanned="1" table:number-rows-spanned="15" table:style-name="ce50">
            <text:p>1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1" table:number-columns-spanned="1" table:number-rows-spanned="15" table:style-name="ce52">
            <text:p>1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2" table:number-columns-spanned="1" table:number-rows-spanned="15" table:style-name="ce50">
            <text:p>1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3" table:number-columns-spanned="1" table:number-rows-spanned="15" table:style-name="ce50">
            <text:p>1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4" table:number-columns-spanned="1" table:number-rows-spanned="15" table:style-name="ce52">
            <text:p>1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5" table:number-columns-spanned="1" table:number-rows-spanned="15" table:style-name="ce50">
            <text:p>1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6" table:number-columns-spanned="1" table:number-rows-spanned="15" table:style-name="ce50">
            <text:p>1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7" table:number-columns-spanned="1" table:number-rows-spanned="15" table:style-name="ce52">
            <text:p>1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8" table:number-columns-spanned="1" table:number-rows-spanned="15" table:style-name="ce50">
            <text:p>1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9" table:number-columns-spanned="1" table:number-rows-spanned="15" table:style-name="ce50">
            <text:p>1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0" table:number-columns-spanned="1" table:number-rows-spanned="15" table:style-name="ce52">
            <text:p>2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1" table:number-columns-spanned="1" table:number-rows-spanned="15" table:style-name="ce50">
            <text:p>2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2" table:number-columns-spanned="1" table:number-rows-spanned="15" table:style-name="ce50">
            <text:p>2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3" table:number-columns-spanned="1" table:number-rows-spanned="15" table:style-name="ce52">
            <text:p>2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4" table:number-columns-spanned="1" table:number-rows-spanned="15" table:style-name="ce50">
            <text:p>2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5" table:number-columns-spanned="1" table:number-rows-spanned="15" table:style-name="ce50">
            <text:p>2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6" table:number-columns-spanned="1" table:number-rows-spanned="15" table:style-name="ce52">
            <text:p>2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7" table:number-columns-spanned="1" table:number-rows-spanned="15" table:style-name="ce50">
            <text:p>2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8" table:number-columns-spanned="1" table:number-rows-spanned="15" table:style-name="ce50">
            <text:p>2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29" table:number-columns-spanned="1" table:number-rows-spanned="15" table:style-name="ce52">
            <text:p>2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0" table:number-columns-spanned="1" table:number-rows-spanned="15" table:style-name="ce50">
            <text:p>3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1" table:number-columns-spanned="1" table:number-rows-spanned="15" table:style-name="ce50">
            <text:p>3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2" table:number-columns-spanned="1" table:number-rows-spanned="15" table:style-name="ce52">
            <text:p>3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3" table:number-columns-spanned="1" table:number-rows-spanned="15" table:style-name="ce50">
            <text:p>3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4" table:number-columns-spanned="1" table:number-rows-spanned="15" table:style-name="ce50">
            <text:p>3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5" table:number-columns-spanned="1" table:number-rows-spanned="15" table:style-name="ce52">
            <text:p>3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6" table:number-columns-spanned="1" table:number-rows-spanned="15" table:style-name="ce50">
            <text:p>3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7" table:number-columns-spanned="1" table:number-rows-spanned="15" table:style-name="ce50">
            <text:p>3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8" table:number-columns-spanned="1" table:number-rows-spanned="15" table:style-name="ce52">
            <text:p>3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39" table:number-columns-spanned="1" table:number-rows-spanned="15" table:style-name="ce50">
            <text:p>3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0" table:number-columns-spanned="1" table:number-rows-spanned="15" table:style-name="ce50">
            <text:p>4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1" table:number-columns-spanned="1" table:number-rows-spanned="15" table:style-name="ce52">
            <text:p>4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2" table:number-columns-spanned="1" table:number-rows-spanned="15" table:style-name="ce50">
            <text:p>4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3" table:number-columns-spanned="1" table:number-rows-spanned="15" table:style-name="ce50">
            <text:p>4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4" table:number-columns-spanned="1" table:number-rows-spanned="15" table:style-name="ce52">
            <text:p>4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5" table:number-columns-spanned="1" table:number-rows-spanned="15" table:style-name="ce50">
            <text:p>4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6" table:number-columns-spanned="1" table:number-rows-spanned="15" table:style-name="ce50">
            <text:p>4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7" table:number-columns-spanned="1" table:number-rows-spanned="15" table:style-name="ce52">
            <text:p>4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8" table:number-columns-spanned="1" table:number-rows-spanned="15" table:style-name="ce50">
            <text:p>4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49" table:number-columns-spanned="1" table:number-rows-spanned="15" table:style-name="ce50">
            <text:p>4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0" table:number-columns-spanned="1" table:number-rows-spanned="15" table:style-name="ce52">
            <text:p>5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1" table:number-columns-spanned="1" table:number-rows-spanned="15" table:style-name="ce50">
            <text:p>5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2" table:number-columns-spanned="1" table:number-rows-spanned="15" table:style-name="ce50">
            <text:p>5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3" table:number-columns-spanned="1" table:number-rows-spanned="15" table:style-name="ce52">
            <text:p>5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4" table:number-columns-spanned="1" table:number-rows-spanned="15" table:style-name="ce50">
            <text:p>5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5" table:number-columns-spanned="1" table:number-rows-spanned="15" table:style-name="ce50">
            <text:p>5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6" table:number-columns-spanned="1" table:number-rows-spanned="15" table:style-name="ce52">
            <text:p>5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7" table:number-columns-spanned="1" table:number-rows-spanned="15" table:style-name="ce50">
            <text:p>5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8" table:number-columns-spanned="1" table:number-rows-spanned="15" table:style-name="ce50">
            <text:p>5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59" table:number-columns-spanned="1" table:number-rows-spanned="15" table:style-name="ce52">
            <text:p>5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0" table:number-columns-spanned="1" table:number-rows-spanned="15" table:style-name="ce50">
            <text:p>6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1" table:number-columns-spanned="1" table:number-rows-spanned="15" table:style-name="ce50">
            <text:p>6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2" table:number-columns-spanned="1" table:number-rows-spanned="15" table:style-name="ce52">
            <text:p>6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3" table:number-columns-spanned="1" table:number-rows-spanned="15" table:style-name="ce50">
            <text:p>6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4" table:number-columns-spanned="1" table:number-rows-spanned="15" table:style-name="ce50">
            <text:p>6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5" table:number-columns-spanned="1" table:number-rows-spanned="15" table:style-name="ce52">
            <text:p>6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6" table:number-columns-spanned="1" table:number-rows-spanned="15" table:style-name="ce50">
            <text:p>6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7" table:number-columns-spanned="1" table:number-rows-spanned="15" table:style-name="ce50">
            <text:p>6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8" table:number-columns-spanned="1" table:number-rows-spanned="15" table:style-name="ce52">
            <text:p>6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69" table:number-columns-spanned="1" table:number-rows-spanned="15" table:style-name="ce50">
            <text:p>6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0" table:number-columns-spanned="1" table:number-rows-spanned="15" table:style-name="ce50">
            <text:p>7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1" table:number-columns-spanned="1" table:number-rows-spanned="15" table:style-name="ce52">
            <text:p>7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2" table:number-columns-spanned="1" table:number-rows-spanned="15" table:style-name="ce50">
            <text:p>7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3" table:number-columns-spanned="1" table:number-rows-spanned="15" table:style-name="ce50">
            <text:p>7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4" table:number-columns-spanned="1" table:number-rows-spanned="15" table:style-name="ce52">
            <text:p>7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5" table:number-columns-spanned="1" table:number-rows-spanned="15" table:style-name="ce50">
            <text:p>7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6" table:number-columns-spanned="1" table:number-rows-spanned="15" table:style-name="ce50">
            <text:p>7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7" table:number-columns-spanned="1" table:number-rows-spanned="15" table:style-name="ce52">
            <text:p>7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8" table:number-columns-spanned="1" table:number-rows-spanned="15" table:style-name="ce50">
            <text:p>7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79" table:number-columns-spanned="1" table:number-rows-spanned="15" table:style-name="ce50">
            <text:p>7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0" table:number-columns-spanned="1" table:number-rows-spanned="15" table:style-name="ce52">
            <text:p>8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1" table:number-columns-spanned="1" table:number-rows-spanned="15" table:style-name="ce50">
            <text:p>8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2" table:number-columns-spanned="1" table:number-rows-spanned="15" table:style-name="ce50">
            <text:p>8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3" table:number-columns-spanned="1" table:number-rows-spanned="15" table:style-name="ce52">
            <text:p>8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4" table:number-columns-spanned="1" table:number-rows-spanned="15" table:style-name="ce50">
            <text:p>8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5" table:number-columns-spanned="1" table:number-rows-spanned="15" table:style-name="ce50">
            <text:p>8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6" table:number-columns-spanned="1" table:number-rows-spanned="15" table:style-name="ce52">
            <text:p>8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7" table:number-columns-spanned="1" table:number-rows-spanned="15" table:style-name="ce50">
            <text:p>8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8" table:number-columns-spanned="1" table:number-rows-spanned="15" table:style-name="ce50">
            <text:p>8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89" table:number-columns-spanned="1" table:number-rows-spanned="15" table:style-name="ce52">
            <text:p>8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0" table:number-columns-spanned="1" table:number-rows-spanned="15" table:style-name="ce50">
            <text:p>9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1" table:number-columns-spanned="1" table:number-rows-spanned="15" table:style-name="ce50">
            <text:p>91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2" table:number-columns-spanned="1" table:number-rows-spanned="15" table:style-name="ce52">
            <text:p>92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3" table:number-columns-spanned="1" table:number-rows-spanned="15" table:style-name="ce50">
            <text:p>93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4" table:number-columns-spanned="1" table:number-rows-spanned="15" table:style-name="ce50">
            <text:p>94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5" table:number-columns-spanned="1" table:number-rows-spanned="15" table:style-name="ce52">
            <text:p>95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6" table:number-columns-spanned="1" table:number-rows-spanned="15" table:style-name="ce50">
            <text:p>96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7" table:number-columns-spanned="1" table:number-rows-spanned="15" table:style-name="ce50">
            <text:p>97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8" table:number-columns-spanned="1" table:number-rows-spanned="15" table:style-name="ce52">
            <text:p>98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99" table:number-columns-spanned="1" table:number-rows-spanned="15" table:style-name="ce50">
            <text:p>99</text:p>
          </table:table-cell>
          <table:table-cell table:number-columns-spanned="1" table:number-rows-spanned="15" table:content-validation-name="val1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table:number-columns-spanned="1" table:number-rows-spanned="15" table:style-name="ce54"/>
          <table:table-cell office:value-type="string" table:style-name="ce3">
            <text:p>Codice identificativo SPID<text:s/></text:p>
          </table:table-cell>
          <table:table-cell table:content-validation-name="val2" table:style-name="ce3"/>
          <table:table-cell table:style-name="ce3"/>
          <table:table-cell table:number-columns-spanned="1" table:number-rows-spanned="15" table:content-validation-name="val3" table:style-name="ce50"/>
          <table:table-cell table:number-columns-spanned="1" table:number-rows-spanned="15" table:content-validation-name="val4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content-validation-name="val5" table:style-name="ce50"/>
          <table:table-cell table:number-columns-spanned="1" table:number-rows-spanned="15" table:style-name="ce55"/>
          <table:table-cell table:number-columns-spanned="1" table:number-rows-spanned="15" table:style-name="ce50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gnom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Luogo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ata di nascit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ss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Ragione o denominazione soci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Sede leg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Codice fisca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Partita IVA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cumento d'identità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Numero di telefono mobile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Indirizzo di posta elettronica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fisico<text:s/>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">
            <text:p>Domicilio digitale</text:p>
          </table:table-cell>
          <table:table-cell table:content-validation-name="val2" table:style-name="ce3"/>
          <table:table-cell table:style-name="ce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table-cell office:value-type="float" office:value="100" table:number-columns-spanned="1" table:number-rows-spanned="15" table:style-name="ce50">
            <text:p>100</text:p>
          </table:table-cell>
          <table:table-cell table:number-columns-spanned="1" table:number-rows-spanned="15" table:content-validation-name="val1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table:number-columns-spanned="1" table:number-rows-spanned="15" table:style-name="ce51"/>
          <table:table-cell office:value-type="string" table:style-name="ce19">
            <text:p>Codice identificativo SPID<text:s/></text:p>
          </table:table-cell>
          <table:table-cell table:content-validation-name="val2" table:style-name="ce19"/>
          <table:table-cell table:style-name="ce19"/>
          <table:table-cell table:number-columns-spanned="1" table:number-rows-spanned="15" table:content-validation-name="val3" table:style-name="ce52"/>
          <table:table-cell table:number-columns-spanned="1" table:number-rows-spanned="15" table:content-validation-name="val4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content-validation-name="val5" table:style-name="ce52"/>
          <table:table-cell table:number-columns-spanned="1" table:number-rows-spanned="15" table:style-name="ce53"/>
          <table:table-cell table:number-columns-spanned="1" table:number-rows-spanned="15" table:style-name="ce52"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gnom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Luogo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ata di nascit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ss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Ragione o denominazione soci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Sede leg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Codice fisca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Partita IVA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cumento d'identità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Numero di telefono mobile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Indirizzo di posta elettronica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fisico<text:s/>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">
            <text:p>Domicilio digitale</text:p>
          </table:table-cell>
          <table:table-cell table:content-validation-name="val2" table:style-name="ce19"/>
          <table:table-cell table:style-name="ce19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/>
        </table:table-row>
        <table:table-row table:number-rows-repeated="1047075" table:style-name="ro12">
          <table:table-cell table:number-columns-repeated="16384"/>
        </table:table-row>
      </table:table>
      <table:table table:name="PA_Utilizzatrici" table:style-name="ta1">
        <table:table-column table:style-name="co18" table:default-cell-style-name="ce1"/>
        <table:table-column table:style-name="co19" table:default-cell-style-name="ce1"/>
        <table:table-column table:style-name="co20" table:number-columns-repeated="254" table:default-cell-style-name="ce1"/>
        <table:table-column table:style-name="co21" table:number-columns-repeated="16128" table:default-cell-style-name="ce1"/>
        <table:table-row table:style-name="ro17">
          <table:table-cell office:value-type="string" table:style-name="ce23">
            <text:p>Id servizio</text:p>
          </table:table-cell>
          <table:table-cell office:value-type="string" table:style-name="ce23">
            <text:p>Pubblica Amministrazione utilizzatrice</text:p>
          </table:table-cell>
          <table:table-cell table:number-columns-repeated="16382" table:style-name="ce22"/>
        </table:table-row>
        <table:table-row table:number-rows-repeated="129" table:style-name="ro12">
          <table:table-cell table:style-name="ce24"/>
          <table:table-cell table:style-name="ce7"/>
          <table:table-cell table:number-columns-repeated="16382"/>
        </table:table-row>
        <table:table-row table:number-rows-repeated="1048446" table:style-name="ro12">
          <table:table-cell table:number-columns-repeated="16384"/>
        </table:table-row>
      </table:table>
      <table:database-ranges>
        <table:database-range table:target-range-address="Servizi.A1:Servizi.P1" table:display-filter-buttons="true"/>
        <table:database-range table:target-range-address="PA_Utilizzatrici.A1:PA_Utilizzatrici.B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44P0" number:language="it" number:country="IT">
      <number:day/>
      <number:text> </number:text>
      <number:month number:style="long" number:textual="true"/>
      <number:text> </number:text>
      <number:year number:style="long"/>
    </number:date-style>
    <number:text-style style:name="N44">
      <number:text-content/>
      <style:map style:condition="value()&gt;=0" style:apply-style-name="N44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5in" fo:margin-right="0.75in" style:table-centering="none" style:print="objects charts drawings"/>
      <style:header-style>
        <style:header-footer-properties fo:min-height="0.7in" fo:margin-left="0in" fo:margin-right="0in" fo:margin-bottom="0in"/>
      </style:header-style>
      <style:footer-style>
        <style:header-footer-properties fo:min-height="0.7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16</meta:generator>
    <dc:title/>
    <dc:description/>
    <dc:subject/>
    <meta:initial-creator/>
    <dc:creator>X</dc:creator>
    <meta:creation-date>2016-08-16T15:24:14Z</meta:creation-date>
    <dc:date>2016-09-07T15:18:36Z</dc:date>
  </office:meta>
</office:document-meta>
</file>